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5598in"/>
    </style:style>
    <style:style style:name="co2" style:family="table-column">
      <style:table-column-properties fo:break-before="auto" style:column-width="1.76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result</text:p>
          </table:table-cell>
          <table:table-cell office:value-type="string" calcext:value-type="string">
            <text:p>log_result</text:p>
          </table:table-cell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office:value-type="float" office:value="1" calcext:value-type="float">
            <text:p>1</text:p>
          </table:table-cell>
          <table:table-cell office:value-type="float" office:value="0.980118" calcext:value-type="float">
            <text:p>0.980118</text:p>
          </table:table-cell>
        </table:table-row>
        <table:table-row table:style-name="ro1">
          <table:table-cell/>
          <table:table-cell office:value-type="string" calcext:value-type="string">
            <text:p>rank_value</text:p>
          </table:table-cell>
          <table:table-cell table:style-name="ce1" office:value-type="float" office:value="0.039793" calcext:value-type="float">
            <text:p>0.039793</text:p>
          </table:table-cell>
          <table:table-cell office:value-type="float" office:value="0.039414" calcext:value-type="float">
            <text:p>0.039414</text:p>
          </table:table-cell>
        </table:table-row>
        <table:table-row table:style-name="ro2">
          <table:table-cell office:value-type="string" calcext:value-type="string">
            <text:p>n日超過リターン</text:p>
          </table:table-cell>
          <table:table-cell office:value-type="string" calcext:value-type="string">
            <text:p>220_day_ex_return</text:p>
          </table:table-cell>
          <table:table-cell office:value-type="float" office:value="0.032444" calcext:value-type="float">
            <text:p>0.032444</text:p>
          </table:table-cell>
          <table:table-cell office:value-type="float" office:value="0.033398" calcext:value-type="float">
            <text:p>0.033398</text:p>
          </table:table-cell>
        </table:table-row>
        <table:table-row table:style-name="ro1">
          <table:table-cell/>
          <table:table-cell office:value-type="string" calcext:value-type="string">
            <text:p>180_day_ex_return</text:p>
          </table:table-cell>
          <table:table-cell table:style-name="ce1" office:value-type="float" office:value="0.047171" calcext:value-type="float">
            <text:p>0.047171</text:p>
          </table:table-cell>
          <table:table-cell office:value-type="float" office:value="0.04629" calcext:value-type="float">
            <text:p>0.04629</text:p>
          </table:table-cell>
        </table:table-row>
        <table:table-row table:style-name="ro1">
          <table:table-cell/>
          <table:table-cell office:value-type="string" calcext:value-type="string">
            <text:p>120_day_ex_return</text:p>
          </table:table-cell>
          <table:table-cell office:value-type="float" office:value="0.035203" calcext:value-type="float">
            <text:p>0.035203</text:p>
          </table:table-cell>
          <table:table-cell office:value-type="float" office:value="0.035314" calcext:value-type="float">
            <text:p>0.035314</text:p>
          </table:table-cell>
        </table:table-row>
        <table:table-row table:style-name="ro1">
          <table:table-cell/>
          <table:table-cell office:value-type="string" calcext:value-type="string">
            <text:p>60_day_ex_return</text:p>
          </table:table-cell>
          <table:table-cell office:value-type="float" office:value="0.034615" calcext:value-type="float">
            <text:p>0.034615</text:p>
          </table:table-cell>
          <table:table-cell office:value-type="float" office:value="0.035702" calcext:value-type="float">
            <text:p>0.035702</text:p>
          </table:table-cell>
        </table:table-row>
        <table:table-row table:style-name="ro1">
          <table:table-cell/>
          <table:table-cell office:value-type="string" calcext:value-type="string">
            <text:p>20_day_ex_return</text:p>
          </table:table-cell>
          <table:table-cell office:value-type="float" office:value="0.015707" calcext:value-type="float">
            <text:p>0.015707</text:p>
          </table:table-cell>
          <table:table-cell office:value-type="float" office:value="0.018923" calcext:value-type="float">
            <text:p>0.018923</text:p>
          </table:table-cell>
        </table:table-row>
        <table:table-row table:style-name="ro1">
          <table:table-cell/>
          <table:table-cell office:value-type="string" calcext:value-type="string">
            <text:p>10_day_ex_return</text:p>
          </table:table-cell>
          <table:table-cell office:value-type="float" office:value="0.017732" calcext:value-type="float">
            <text:p>0.017732</text:p>
          </table:table-cell>
          <table:table-cell office:value-type="float" office:value="0.017264" calcext:value-type="float">
            <text:p>0.017264</text:p>
          </table:table-cell>
        </table:table-row>
        <table:table-row table:style-name="ro2">
          <table:table-cell office:value-type="string" calcext:value-type="string">
            <text:p>過去n日高値からの下落率</text:p>
          </table:table-cell>
          <table:table-cell office:value-type="string" calcext:value-type="string">
            <text:p>220_day_drop</text:p>
          </table:table-cell>
          <table:table-cell office:value-type="float" office:value="0.054658" calcext:value-type="float">
            <text:p>0.054658</text:p>
          </table:table-cell>
          <table:table-cell office:value-type="float" office:value="0.030158" calcext:value-type="float">
            <text:p>0.030158</text:p>
          </table:table-cell>
        </table:table-row>
        <table:table-row table:style-name="ro1">
          <table:table-cell/>
          <table:table-cell office:value-type="string" calcext:value-type="string">
            <text:p>180_day_drop</text:p>
          </table:table-cell>
          <table:table-cell office:value-type="float" office:value="0.05188" calcext:value-type="float">
            <text:p>0.05188</text:p>
          </table:table-cell>
          <table:table-cell office:value-type="float" office:value="0.029687" calcext:value-type="float">
            <text:p>0.029687</text:p>
          </table:table-cell>
        </table:table-row>
        <table:table-row table:style-name="ro1">
          <table:table-cell/>
          <table:table-cell office:value-type="string" calcext:value-type="string">
            <text:p>120_day_drop</text:p>
          </table:table-cell>
          <table:table-cell office:value-type="float" office:value="0.05572" calcext:value-type="float">
            <text:p>0.05572</text:p>
          </table:table-cell>
          <table:table-cell office:value-type="float" office:value="0.033272" calcext:value-type="float">
            <text:p>0.033272</text:p>
          </table:table-cell>
        </table:table-row>
        <table:table-row table:style-name="ro1">
          <table:table-cell/>
          <table:table-cell office:value-type="string" calcext:value-type="string">
            <text:p>60_day_drop</text:p>
          </table:table-cell>
          <table:table-cell table:style-name="ce1" office:value-type="float" office:value="0.064999" calcext:value-type="float">
            <text:p>0.064999</text:p>
          </table:table-cell>
          <table:table-cell office:value-type="float" office:value="0.043556" calcext:value-type="float">
            <text:p>0.043556</text:p>
          </table:table-cell>
        </table:table-row>
        <table:table-row table:style-name="ro1">
          <table:table-cell/>
          <table:table-cell office:value-type="string" calcext:value-type="string">
            <text:p>20_day_drop</text:p>
          </table:table-cell>
          <table:table-cell office:value-type="float" office:value="0.061823" calcext:value-type="float">
            <text:p>0.061823</text:p>
          </table:table-cell>
          <table:table-cell office:value-type="float" office:value="0.042399" calcext:value-type="float">
            <text:p>0.042399</text:p>
          </table:table-cell>
        </table:table-row>
        <table:table-row table:style-name="ro1">
          <table:table-cell/>
          <table:table-cell office:value-type="string" calcext:value-type="string">
            <text:p>10_day_drop</text:p>
          </table:table-cell>
          <table:table-cell office:value-type="float" office:value="0.053943" calcext:value-type="float">
            <text:p>0.053943</text:p>
          </table:table-cell>
          <table:table-cell office:value-type="float" office:value="0.039229" calcext:value-type="float">
            <text:p>0.039229</text:p>
          </table:table-cell>
        </table:table-row>
        <table:table-row table:style-name="ro2">
          <table:table-cell office:value-type="string" calcext:value-type="string">
            <text:p>過去n日高値から何日経過しているか</text:p>
          </table:table-cell>
          <table:table-cell office:value-type="string" calcext:value-type="string">
            <text:p>220_day_under</text:p>
          </table:table-cell>
          <table:table-cell office:value-type="float" office:value="0.005471" calcext:value-type="float">
            <text:p>0.005471</text:p>
          </table:table-cell>
          <table:table-cell office:value-type="float" office:value="-0.003549" calcext:value-type="float">
            <text:p>-0.003549</text:p>
          </table:table-cell>
        </table:table-row>
        <table:table-row table:style-name="ro1">
          <table:table-cell/>
          <table:table-cell office:value-type="string" calcext:value-type="string">
            <text:p>180_day_under</text:p>
          </table:table-cell>
          <table:table-cell office:value-type="float" office:value="0.001221" calcext:value-type="float">
            <text:p>0.001221</text:p>
          </table:table-cell>
          <table:table-cell office:value-type="float" office:value="-0.005724" calcext:value-type="float">
            <text:p>-0.005724</text:p>
          </table:table-cell>
        </table:table-row>
        <table:table-row table:style-name="ro1">
          <table:table-cell/>
          <table:table-cell office:value-type="string" calcext:value-type="string">
            <text:p>120_day_under</text:p>
          </table:table-cell>
          <table:table-cell office:value-type="float" office:value="-0.001932" calcext:value-type="float">
            <text:p>-0.001932</text:p>
          </table:table-cell>
          <table:table-cell office:value-type="float" office:value="-0.008181" calcext:value-type="float">
            <text:p>-0.008181</text:p>
          </table:table-cell>
        </table:table-row>
        <table:table-row table:style-name="ro1">
          <table:table-cell/>
          <table:table-cell office:value-type="string" calcext:value-type="string">
            <text:p>60_day_under</text:p>
          </table:table-cell>
          <table:table-cell office:value-type="float" office:value="0.011727" calcext:value-type="float">
            <text:p>0.011727</text:p>
          </table:table-cell>
          <table:table-cell office:value-type="float" office:value="0.00689" calcext:value-type="float">
            <text:p>0.00689</text:p>
          </table:table-cell>
        </table:table-row>
        <table:table-row table:style-name="ro1">
          <table:table-cell/>
          <table:table-cell office:value-type="string" calcext:value-type="string">
            <text:p>20_day_under</text:p>
          </table:table-cell>
          <table:table-cell office:value-type="float" office:value="0.000937" calcext:value-type="float">
            <text:p>0.000937</text:p>
          </table:table-cell>
          <table:table-cell office:value-type="float" office:value="-0.003462" calcext:value-type="float">
            <text:p>-0.003462</text:p>
          </table:table-cell>
        </table:table-row>
        <table:table-row table:style-name="ro1">
          <table:table-cell/>
          <table:table-cell office:value-type="string" calcext:value-type="string">
            <text:p>10_day_under</text:p>
          </table:table-cell>
          <table:table-cell office:value-type="float" office:value="-0.003305" calcext:value-type="float">
            <text:p>-0.003305</text:p>
          </table:table-cell>
          <table:table-cell office:value-type="float" office:value="-0.005859" calcext:value-type="float">
            <text:p>-0.005859</text:p>
          </table:table-cell>
        </table:table-row>
        <table:table-row table:style-name="ro2">
          <table:table-cell office:value-type="string" calcext:value-type="string">
            <text:p>過去n日安値から何%上昇しているか</text:p>
          </table:table-cell>
          <table:table-cell office:value-type="string" calcext:value-type="string">
            <text:p>220_day_bottom_rise</text:p>
          </table:table-cell>
          <table:table-cell office:value-type="float" office:value="0.065064" calcext:value-type="float">
            <text:p>0.065064</text:p>
          </table:table-cell>
          <table:table-cell office:value-type="float" office:value="0.053267" calcext:value-type="float">
            <text:p>0.053267</text:p>
          </table:table-cell>
        </table:table-row>
        <table:table-row table:style-name="ro1">
          <table:table-cell/>
          <table:table-cell office:value-type="string" calcext:value-type="string">
            <text:p>180_day_bottom_rise</text:p>
          </table:table-cell>
          <table:table-cell office:value-type="float" office:value="0.067291" calcext:value-type="float">
            <text:p>0.067291</text:p>
          </table:table-cell>
          <table:table-cell office:value-type="float" office:value="0.054481" calcext:value-type="float">
            <text:p>0.054481</text:p>
          </table:table-cell>
        </table:table-row>
        <table:table-row table:style-name="ro1">
          <table:table-cell/>
          <table:table-cell office:value-type="string" calcext:value-type="string">
            <text:p>120_day_bottom_rise</text:p>
          </table:table-cell>
          <table:table-cell office:value-type="float" office:value="0.054774" calcext:value-type="float">
            <text:p>0.054774</text:p>
          </table:table-cell>
          <table:table-cell office:value-type="float" office:value="0.039952" calcext:value-type="float">
            <text:p>0.039952</text:p>
          </table:table-cell>
        </table:table-row>
        <table:table-row table:style-name="ro1">
          <table:table-cell/>
          <table:table-cell office:value-type="string" calcext:value-type="string">
            <text:p>60_day_bottom_rise</text:p>
          </table:table-cell>
          <table:table-cell table:style-name="ce1" office:value-type="float" office:value="0.074345" calcext:value-type="float">
            <text:p>0.074345</text:p>
          </table:table-cell>
          <table:table-cell office:value-type="float" office:value="0.059352" calcext:value-type="float">
            <text:p>0.059352</text:p>
          </table:table-cell>
        </table:table-row>
        <table:table-row table:style-name="ro1">
          <table:table-cell/>
          <table:table-cell office:value-type="string" calcext:value-type="string">
            <text:p>20_day_bottom_rise</text:p>
          </table:table-cell>
          <table:table-cell office:value-type="float" office:value="0.062247" calcext:value-type="float">
            <text:p>0.062247</text:p>
          </table:table-cell>
          <table:table-cell office:value-type="float" office:value="0.049166" calcext:value-type="float">
            <text:p>0.049166</text:p>
          </table:table-cell>
        </table:table-row>
        <table:table-row table:style-name="ro1">
          <table:table-cell/>
          <table:table-cell office:value-type="string" calcext:value-type="string">
            <text:p>10_day_bottom_rise</text:p>
          </table:table-cell>
          <table:table-cell office:value-type="float" office:value="0.058478" calcext:value-type="float">
            <text:p>0.058478</text:p>
          </table:table-cell>
          <table:table-cell office:value-type="float" office:value="0.045861" calcext:value-type="float">
            <text:p>0.045861</text:p>
          </table:table-cell>
        </table:table-row>
        <table:table-row table:style-name="ro2">
          <table:table-cell office:value-type="string" calcext:value-type="string">
            <text:p>n日移動平均線からの乖離率</text:p>
          </table:table-cell>
          <table:table-cell office:value-type="string" calcext:value-type="string">
            <text:p>220_div_sma</text:p>
          </table:table-cell>
          <table:table-cell table:style-name="ce1" office:value-type="float" office:value="0.025647" calcext:value-type="float">
            <text:p>0.025647</text:p>
          </table:table-cell>
          <table:table-cell office:value-type="float" office:value="0.034206" calcext:value-type="float">
            <text:p>0.034206</text:p>
          </table:table-cell>
        </table:table-row>
        <table:table-row table:style-name="ro1">
          <table:table-cell/>
          <table:table-cell office:value-type="string" calcext:value-type="string">
            <text:p>180_div_sma</text:p>
          </table:table-cell>
          <table:table-cell office:value-type="float" office:value="0.02395" calcext:value-type="float">
            <text:p>0.02395</text:p>
          </table:table-cell>
          <table:table-cell office:value-type="float" office:value="0.031659" calcext:value-type="float">
            <text:p>0.031659</text:p>
          </table:table-cell>
        </table:table-row>
        <table:table-row table:style-name="ro1">
          <table:table-cell/>
          <table:table-cell office:value-type="string" calcext:value-type="string">
            <text:p>120_div_sma</text:p>
          </table:table-cell>
          <table:table-cell office:value-type="float" office:value="0.016039" calcext:value-type="float">
            <text:p>0.016039</text:p>
          </table:table-cell>
          <table:table-cell office:value-type="float" office:value="0.023834" calcext:value-type="float">
            <text:p>0.023834</text:p>
          </table:table-cell>
        </table:table-row>
        <table:table-row table:style-name="ro1">
          <table:table-cell/>
          <table:table-cell office:value-type="string" calcext:value-type="string">
            <text:p>60_div_sma</text:p>
          </table:table-cell>
          <table:table-cell office:value-type="float" office:value="0.003944" calcext:value-type="float">
            <text:p>0.003944</text:p>
          </table:table-cell>
          <table:table-cell office:value-type="float" office:value="0.009686" calcext:value-type="float">
            <text:p>0.009686</text:p>
          </table:table-cell>
        </table:table-row>
        <table:table-row table:style-name="ro1">
          <table:table-cell/>
          <table:table-cell office:value-type="string" calcext:value-type="string">
            <text:p>20_div_sma</text:p>
          </table:table-cell>
          <table:table-cell office:value-type="float" office:value="0.007563" calcext:value-type="float">
            <text:p>0.007563</text:p>
          </table:table-cell>
          <table:table-cell office:value-type="float" office:value="0.012183" calcext:value-type="float">
            <text:p>0.012183</text:p>
          </table:table-cell>
        </table:table-row>
        <table:table-row table:style-name="ro1">
          <table:table-cell/>
          <table:table-cell office:value-type="string" calcext:value-type="string">
            <text:p>10_div_sma</text:p>
          </table:table-cell>
          <table:table-cell office:value-type="float" office:value="0.004087" calcext:value-type="float">
            <text:p>0.004087</text:p>
          </table:table-cell>
          <table:table-cell office:value-type="float" office:value="0.005418" calcext:value-type="float">
            <text:p>0.005418</text:p>
          </table:table-cell>
        </table:table-row>
        <table:table-row table:style-name="ro2">
          <table:table-cell office:value-type="string" calcext:value-type="string">
            <text:p>n日移動平均線の上か下か</text:p>
          </table:table-cell>
          <table:table-cell office:value-type="string" calcext:value-type="string">
            <text:p>220_abv_sma</text:p>
          </table:table-cell>
          <table:table-cell office:value-type="float" office:value="-0.001557" calcext:value-type="float">
            <text:p>-0.001557</text:p>
          </table:table-cell>
          <table:table-cell office:value-type="float" office:value="0.006905" calcext:value-type="float">
            <text:p>0.006905</text:p>
          </table:table-cell>
        </table:table-row>
        <table:table-row table:style-name="ro1">
          <table:table-cell/>
          <table:table-cell office:value-type="string" calcext:value-type="string">
            <text:p>180_abv_sma</text:p>
          </table:table-cell>
          <table:table-cell office:value-type="float" office:value="0.001512" calcext:value-type="float">
            <text:p>0.001512</text:p>
          </table:table-cell>
          <table:table-cell office:value-type="float" office:value="0.009212" calcext:value-type="float">
            <text:p>0.009212</text:p>
          </table:table-cell>
        </table:table-row>
        <table:table-row table:style-name="ro1">
          <table:table-cell/>
          <table:table-cell office:value-type="string" calcext:value-type="string">
            <text:p>120_abv_sma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791" calcext:value-type="float">
            <text:p>0.00791</text:p>
          </table:table-cell>
        </table:table-row>
        <table:table-row table:style-name="ro1">
          <table:table-cell/>
          <table:table-cell office:value-type="string" calcext:value-type="string">
            <text:p>60_abv_sma</text:p>
          </table:table-cell>
          <table:table-cell office:value-type="float" office:value="0.000514" calcext:value-type="float">
            <text:p>0.000514</text:p>
          </table:table-cell>
          <table:table-cell office:value-type="float" office:value="0.005223" calcext:value-type="float">
            <text:p>0.005223</text:p>
          </table:table-cell>
        </table:table-row>
        <table:table-row table:style-name="ro1">
          <table:table-cell/>
          <table:table-cell office:value-type="string" calcext:value-type="string">
            <text:p>20_abv_sma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0.004024" calcext:value-type="float">
            <text:p>0.004024</text:p>
          </table:table-cell>
        </table:table-row>
        <table:table-row table:style-name="ro1">
          <table:table-cell/>
          <table:table-cell office:value-type="string" calcext:value-type="string">
            <text:p>10_abv_sma</text:p>
          </table:table-cell>
          <table:table-cell office:value-type="float" office:value="0.000672" calcext:value-type="float">
            <text:p>0.000672</text:p>
          </table:table-cell>
          <table:table-cell office:value-type="float" office:value="0.002673" calcext:value-type="float">
            <text:p>0.0026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 style:data-style-name="N2" text:time-value="11:35:44.1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11-03T11:46:17.919000000</dc:date>
    <meta:editing-duration>PT2H21M57S</meta:editing-duration>
    <meta:editing-cycles>8</meta:editing-cycles>
    <meta:document-statistic meta:table-count="1" meta:cell-count="122" meta:object-count="0"/>
  </office:meta>
</office:document-meta>
</file>